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style:contextual-spacing="false"/>
    </style:style>
    <style:style style:name="P3" style:family="paragraph" style:parent-style-name="Text_20_body" style:list-style-name="L1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Super, alors créons ton patch du Device Tree dans Yocto ! 💻 Voici un guide étape par étape pour générer un patch propre à partir du <text:span text:style-name="Source_20_Text">devshell</text:span> :</text:p>
      <text:h text:style-name="Heading_20_3" text:outline-level="3">🧵 Étapes pour créer un patch dans le devshell</text:h>
      <text:list xml:id="list619728263" text:style-name="L1">
        <text:list-item>
          <text:p text:style-name="P3"><text:span text:style-name="Strong_20_Emphasis">Accède au devshell du kernel :</text:span></text:p>
          <text:p text:style-name="P3">bash</text:p>
          <text:p text:style-name="P2"><text:span text:style-name="Source_20_Text">bitbake -c devshell virtual/kernel</text:span></text:p>
          <text:p text:style-name="P3">Tu seras dans le répertoire source du noyau (ex. <text:span text:style-name="Source_20_Text">kernel-source</text:span>).</text:p>
        </text:list-item>
        <text:list-item>
          <text:p text:style-name="P3"><text:span text:style-name="Strong_20_Emphasis">Fais tes modifications dans le Device Tree :</text:span> Va dans <text:span text:style-name="Source_20_Text">arch/arm/boot/dts/</text:span> (ou le bon chemin selon ton architecture) et modifie le fichier <text:span text:style-name="Source_20_Text">.dts</text:span> ou <text:span text:style-name="Source_20_Text">.dtsi</text:span> comme nécessaire.</text:p>
        </text:list-item>
        <text:list-item>
          <text:p text:style-name="P3"><text:span text:style-name="Strong_20_Emphasis">Initialise le suivi Git (si nécessaire) :</text:span> Si le dossier n’est pas déjà un dépôt Git :</text:p>
          <text:p text:style-name="P3">bash</text:p>
          <text:p text:style-name="P1"><text:span text:style-name="Source_20_Text">git init</text:span></text:p>
          <text:p text:style-name="P1"><text:span text:style-name="Source_20_Text">git add .</text:span></text:p>
          <text:p text:style-name="P2"><text:span text:style-name="Source_20_Text">git commit -m "Original state"</text:span></text:p>
          <text:p text:style-name="P3">Cela te permet de créer un snapshot de l’état initial.</text:p>
        </text:list-item>
        <text:list-item>
          <text:p text:style-name="P3"><text:span text:style-name="Strong_20_Emphasis">Crée ton patch :</text:span> Une fois les modifications faites :</text:p>
          <text:p text:style-name="P3">bash</text:p>
          <text:p text:style-name="P2"><text:span text:style-name="Source_20_Text">git diff &gt; my-device-tree.patch</text:span></text:p>
        </text:list-item>
        <text:list-item>
          <text:p text:style-name="P3"><text:span text:style-name="Strong_20_Emphasis">Quitte le devshell :</text:span></text:p>
          <text:p text:style-name="P3">bash</text:p>
          <text:p text:style-name="P2"><text:span text:style-name="Source_20_Text">exit</text:span></text:p>
        </text:list-item>
        <text:list-item>
          <text:p text:style-name="P3"><text:span text:style-name="Strong_20_Emphasis">Ajoute ton patch dans ton layer Yocto :</text:span> Place le patch dans le bon répertoire :</text:p>
          <text:p text:style-name="P3">bash</text:p>
          <text:p text:style-name="P2"><text:span text:style-name="Source_20_Text">meta-&lt;tonlayer&gt;/recipes-kernel/linux/linux-yocto/&lt;machine&gt;/</text:span></text:p>
        </text:list-item>
        <text:list-item>
          <text:p text:style-name="P3"><text:span text:style-name="Strong_20_Emphasis">Modifie le fichier </text:span><text:span text:style-name="Source_20_Text">.bbappend</text:span><text:span text:style-name="Strong_20_Emphasis"> pour inclure ton patch :</text:span> Exemple :</text:p>
          <text:p text:style-name="P3">bitbake</text:p>
          <text:p text:style-name="P1"><text:span text:style-name="Source_20_Text">FILESEXTRAPATHS_prepend := "${THISDIR}/${PN}:"</text:span></text:p>
          <text:p text:style-name="P2"><text:span text:style-name="Source_20_Text">SRC_URI += "file://my-device-tree.patch"</text:span></text:p>
        </text:list-item>
        <text:list-item>
          <text:p text:style-name="P3"><text:span text:style-name="Strong_20_Emphasis">Recompile le kernel :</text:span></text:p>
          <text:p text:style-name="P3">bash</text:p>
          <text:p text:style-name="P2"><text:span text:style-name="Source_20_Text">bitbake virtual/kernel</text:span></text:p>
        </text:list-item>
      </text:list>
      <text:p text:style-name="Text_20_body">🧠 Petit conseil : Utilise des commentaires dans ton <text:span text:style-name="Source_20_Text">.dts</text:span> pour suivre facilement ce que tu as modifié. Et donne un nom clair à ton patch, genre <text:span text:style-name="Source_20_Text">add-my-feature-device-tree.patch</text:span>.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7T14:43:43.726911342</meta:creation-date>
    <dc:date>2025-07-17T14:44:33.597343042</dc:date>
    <meta:editing-duration>PT50S</meta:editing-duration>
    <meta:editing-cycles>1</meta:editing-cycles>
    <meta:document-statistic meta:table-count="0" meta:image-count="0" meta:object-count="0" meta:page-count="2" meta:paragraph-count="30" meta:word-count="223" meta:character-count="1328" meta:non-whitespace-character-count="1143"/>
    <meta:generator>LibreOffice/7.3.7.2$Linux_X86_64 LibreOffice_project/30$Build-2</meta:generator>
  </office:meta>
</office:document-meta>
</file>